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b4ce" officeooo:paragraph-rsid="0008b4ce"/>
    </style:style>
    <style:style style:name="P2" style:family="paragraph" style:parent-style-name="Standard">
      <style:paragraph-properties style:writing-mode="lr-tb"/>
      <style:text-properties officeooo:rsid="0008b4ce" officeooo:paragraph-rsid="00092632"/>
    </style:style>
    <style:style style:name="P3" style:family="paragraph" style:parent-style-name="Standard">
      <style:paragraph-properties style:writing-mode="lr-tb"/>
      <style:text-properties officeooo:rsid="000934e1" officeooo:paragraph-rsid="000b91d6"/>
    </style:style>
    <style:style style:name="P4" style:family="paragraph" style:parent-style-name="Standard">
      <style:paragraph-properties style:writing-mode="lr-tb"/>
      <style:text-properties officeooo:rsid="000a48f6" officeooo:paragraph-rsid="000a48f6"/>
    </style:style>
    <style:style style:name="P5" style:family="paragraph" style:parent-style-name="Standard">
      <style:paragraph-properties style:writing-mode="lr-tb"/>
      <style:text-properties officeooo:rsid="000a830f" officeooo:paragraph-rsid="000a830f"/>
    </style:style>
    <style:style style:name="P6" style:family="paragraph" style:parent-style-name="Standard">
      <style:paragraph-properties style:writing-mode="lr-tb"/>
      <style:text-properties officeooo:rsid="000b91d6" officeooo:paragraph-rsid="000b91d6"/>
    </style:style>
    <style:style style:name="P7" style:family="paragraph" style:parent-style-name="Standard">
      <style:paragraph-properties style:writing-mode="lr-tb"/>
      <style:text-properties officeooo:rsid="000c1e9a" officeooo:paragraph-rsid="000c1e9a"/>
    </style:style>
    <style:style style:name="P8" style:family="paragraph" style:parent-style-name="Standard">
      <style:paragraph-properties style:writing-mode="lr-tb"/>
      <style:text-properties officeooo:rsid="000da889" officeooo:paragraph-rsid="000ede7f"/>
    </style:style>
    <style:style style:name="P9" style:family="paragraph" style:parent-style-name="Standard">
      <style:paragraph-properties style:writing-mode="lr-tb"/>
      <style:text-properties officeooo:rsid="000ede7f" officeooo:paragraph-rsid="000ede7f"/>
    </style:style>
    <style:style style:name="P10" style:family="paragraph" style:parent-style-name="Standard">
      <style:paragraph-properties style:writing-mode="lr-tb"/>
      <style:text-properties officeooo:rsid="0010ff76" officeooo:paragraph-rsid="0010ff76"/>
    </style:style>
    <style:style style:name="P11" style:family="paragraph" style:parent-style-name="Standard">
      <style:paragraph-properties style:writing-mode="lr-tb"/>
      <style:text-properties officeooo:rsid="0010ff76" officeooo:paragraph-rsid="001203e4"/>
    </style:style>
    <style:style style:name="P12" style:family="paragraph" style:parent-style-name="Standard">
      <style:paragraph-properties style:writing-mode="lr-tb"/>
      <style:text-properties officeooo:rsid="001203e4" officeooo:paragraph-rsid="0012d612"/>
    </style:style>
    <style:style style:name="P13" style:family="paragraph" style:parent-style-name="Standard">
      <style:paragraph-properties style:writing-mode="lr-tb"/>
      <style:text-properties officeooo:rsid="0012d612" officeooo:paragraph-rsid="0012d612"/>
    </style:style>
    <style:style style:name="P14" style:family="paragraph" style:parent-style-name="Standard">
      <style:paragraph-properties style:writing-mode="lr-tb"/>
      <style:text-properties officeooo:rsid="0013bf38" officeooo:paragraph-rsid="0013bf38"/>
    </style:style>
    <style:style style:name="P15" style:family="paragraph" style:parent-style-name="Standard">
      <style:paragraph-properties style:writing-mode="lr-tb"/>
      <style:text-properties officeooo:rsid="00151ed3" officeooo:paragraph-rsid="00151ed3"/>
    </style:style>
    <style:style style:name="T1" style:family="text">
      <style:text-properties officeooo:rsid="00092632"/>
    </style:style>
    <style:style style:name="T2" style:family="text">
      <style:text-properties officeooo:rsid="000a48f6"/>
    </style:style>
    <style:style style:name="T3" style:family="text">
      <style:text-properties officeooo:rsid="000a830f"/>
    </style:style>
    <style:style style:name="T4" style:family="text">
      <style:text-properties officeooo:rsid="000b91d6"/>
    </style:style>
    <style:style style:name="T5" style:family="text">
      <style:text-properties officeooo:rsid="000c1e9a"/>
    </style:style>
    <style:style style:name="T6" style:family="text">
      <style:text-properties officeooo:rsid="000da889"/>
    </style:style>
    <style:style style:name="T7" style:family="text">
      <style:text-properties officeooo:rsid="000f1a29"/>
    </style:style>
    <style:style style:name="T8" style:family="text">
      <style:text-properties officeooo:rsid="0010ff76"/>
    </style:style>
    <style:style style:name="T9" style:family="text">
      <style:text-properties officeooo:rsid="001203e4"/>
    </style:style>
    <style:style style:name="T10" style:family="text">
      <style:text-properties officeooo:rsid="0014cf4b"/>
    </style:style>
    <style:style style:name="T11" style:family="text">
      <style:text-properties officeooo:rsid="00151ed3"/>
    </style:style>
    <style:style style:name="T12" style:family="text">
      <style:text-properties officeooo:rsid="0015c8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njour,</text:p>
      <text:p text:style-name="P1"/>
      <text:p text:style-name="P2"><text:span text:style-name="T1">Dans le cadre de notre projet d’expansion à l’international, nous avons choisi d’étudier un jeu de données fourni par la banque mondiale. Afin d’informer </text:span><text:span text:style-name="T2">c</text:span><text:span text:style-name="T1">e projet, nous avons mené une analyse pré-exploratoire de ce jeu de données afin de le qualifier et de définir si il permet de répondre à notre problématique. Nous avons également mis en avant les principaux pays disposant d’un potentiel.</text:span></text:p>
      <text:p text:style-name="P2"/>
      <text:p text:style-name="P2">Tout d’abord, nous<text:span text:style-name="T1"> </text:span>présenterons le jeu de données qui nous a été fourni <text:span text:style-name="T1">et</text:span> exposerons la méthode qui nous a permis de sélectionner les indicateurs jugés pertinents. Ensuite nous expliquerons l’analyse effectuée, <text:span text:style-name="T1">depuis la préparation des données jusqu’aux </text:span>principales observations faites. Enfin nous conclurons sur la pertinence du jeu de données.</text:p>
      <text:p text:style-name="P2"/>
      <text:p text:style-name="P3">Le jeu de données sur les statistiques liées à l’éducation est édité par la Banque Mondiale. Il rassemble plus de 3600 indicateurs sur les thèmes principaux qu<text:span text:style-name="T5">e</text:span> sont l’éducation, la population, les infrastructures, etc. <text:span text:style-name="T2">Ce dataset est composé de 5 fichiers interdépendants, comme nous le verrons par la suite. Passons en revue ces 5 jeu de données.<text:line-break/></text:span></text:p>
      <text:p text:style-name="P3"><text:span text:style-name="T2">Tout d’abord, et par ordre d’importance pour notre étude, nous trouvons le fichier EdStatsData. Il regroupe l’ensemble de données collectés dans le temps, ordonnées par indicateur et par pays. Ainsi, nous nous retrouvons face à près de 900k lignes et 70 colonnes. Les colonnes sont représentatives du couple pays/indicateur ainsi que des valeurs pour </text:span><text:span text:style-name="T6">chacune des</text:span><text:span text:style-name="T2"> années. Les informations des pays et des indicateurs sont de type chaîne de caractères, tandis que les valeurs des années sont exprimées en nombre flottants. Nous n’avons constatés aucun doublons, cependant le nombre de valeurs manquantes est important. </text:span></text:p>
      <text:p text:style-name="P4">Vient ensuite le fichier EdStatsCountry. Celui-ci documente les pays étudiés. Nous disposons de 241 l<text:span text:style-name="T6">i</text:span>gnes et de 32 colonnes. Les colonnes apportent des informations complémentaires sur le pays <text:span text:style-name="T3">comme la devise utilisée, la région dans laquelle il <text:s/>se trouve, ou encore le niveau de revenus des habitants. La plupart des informations sont de type chaîne de caractères. Nous ne constatons ici encore aucun doublons. Une première réflexion nous permet déjà d’établir que les informations concernant la région et le groupe de revenus des habitants pourront nous permettre de mener des analyses générales selon ces deux paramètres ultérieurement.</text:span></text:p>
      <text:p text:style-name="P5">Le troisième fichier est EdStatsSeries. Il renseigne sur les indicateurs étudiés. On dénombre 3665 lignes, qui sont les différents indicateurs, et 21 colonnes. Les colonnes renseigne notamment sur la définition des indicateurs, ainsi que la source des informations. <text:span text:style-name="T4">La majorité des informations sont de type chaîne de caractères. </text:span>Nous ne constatons pas de doublons. Il manque un nombre important de données, comme les unités de mesure et la périodicité, cependant la définition longue est présente pour chaque indicateur. Celle-ci nous permettra d’effectuer notre sélection d’indicateurs.</text:p>
      <text:p text:style-name="P5">Le fichier EdStatsCountrySeries renseigne sur la source des indicateurs pour chaque pays. Il comporte 613 lignes et 4 colonnes. <text:span text:style-name="T4">Toute les informations sont renseignées sous forme de chaîne de caractères.</text:span> Aucun doublon n’est présent. Ce fichier ne sera pas très utile dans la suite de notre étude.</text:p>
      <text:p text:style-name="P5">Enfin, le fichier EdStatsFootNote informe sur la récolte des indicateurs. Il se compose de près de 650k lignes et 5 colonnes. <text:span text:style-name="T4">Ici aussi toutes les informations prennent la forme de chaînes de caractères et aucun doublon n’est présent. </text:span>Ce fichier, non plus, ne sera pas très utilisé dans la suite de l’étude.</text:p>
      <text:p text:style-name="P5"/>
      <text:p text:style-name="P6">Les 5 fichiers sont corrélés, comme nous pouvons le voir <text:span text:style-name="T6">ici</text:span>. Ce sont sont principalement le code pays et le code de l’indicateur qui permettent de naviguer entre les différents fichiers. Grâce à cela, nous avons pu récupérer la région et le groupe de revenus pour les intégrer au dataset EdStatsData sur lequel nous avons effectué notre analyse.</text:p>
      <text:p text:style-name="P6"/>
      <text:p text:style-name="P6"><text:soft-page-break/>Passons maintenant à la sélection des données retenues. Après une première sélection d’indicateurs, faite sur les conseils d’un expert métier, nous avons pu constaté que les indicateurs sélectionnés ne présentaient pas assez de données pour effectuer une analyse pertinente. Aussi, nous <text:span text:style-name="T5">avons procéder à un tri du dataset en se concentrant sur le nombre de données à disposition pour chacun des indicateurs. En premier lieu, nous nous sommes intéressés aux années. Nous constatons que les données sont inégalement réparties au fil des années et que les données sont particulièrement fournies entre 1990 et 2015. A partir des années 2020, les données sont estimées. De plus, étant donné notre cible et que les cours sont dispensés par internet, les données antérieures à 1990 ne semblent pas pertinentes. Nous avons donc conservé les données entre 1990 et 2015. Nous notons au passage des pics récurrents tous les 5 ans, qui semblent indiquer que certains indicateurs ne sont renseignés que sur cet intervalle de temps.</text:span></text:p>
      <text:p text:style-name="P7">Ensuite, nous avons calculé un volume de données pour chaque indicateur. En nous basant sur le constat établi sur la périodicité des années, nous n’avons conservé que les indicateurs pour lesquels 20 % des informations étaient présentes. En effet, une valeur tous les 5 ans sur un échantillon de 25 ans représente 20 % de l’échantillon. Ainsi, nous avons conservés 715 indicateurs, sur lesquels nous effectuerons notre sélection.</text:p>
      <text:p text:style-name="P7">Fort des conseils de notre expert métier, <text:span text:style-name="T6">nous recherchons des indicateurs permettant d’estimer :</text:span></text:p>
      <text:p text:style-name="P7">- <text:span text:style-name="T6">le niveau d’éducation de la population,</text:span></text:p>
      <text:p text:style-name="P7">- <text:span text:style-name="T6">les compétences dans le domaine du numérique,</text:span></text:p>
      <text:p text:style-name="P7">- <text:span text:style-name="T6">les investissements des états dans l’éducation,</text:span></text:p>
      <text:p text:style-name="P7">- <text:span text:style-name="T6">le pouvoir d’achat,</text:span></text:p>
      <text:p text:style-name="P7">- <text:span text:style-name="T6">la démographie,</text:span></text:p>
      <text:p text:style-name="P7">- <text:span text:style-name="T6">le taux de chômage.</text:span></text:p>
      <text:p text:style-name="P8">Nous avons tout d’abord réduit le dataframe EdStatsSeries en ne conservant que les indicateurs retenus précédemment. Contrairement à précédemment, nous n’avons plus que 693 indicateurs à étudier. </text:p>
      <text:p text:style-name="P8">Nous nous sommes en premier lieu intéressés à la catégorie Infrastructure et communications. Ici nous trouvons deux indicateurs, le nombre de personnes disposant d’un ordinateur et utilisant internet, exprimés en pourcentage. Tout deux disposent d’un taux de remplissage satisfaisant donc nous les conservons. </text:p>
      <text:p text:style-name="P8">Ensuite, nous nous sommes concentrés sur le taux de scolarisation. Ici, nous sélectionnons un indicateur sur le nombre de personnes en age d’être au lycée (éducation secondaire) qui sont effectivement entrées au lycée. Et le même indicateur pour le niveau d’étude supérieur (éducation tertiaire). </text:p>
      <text:p text:style-name="P9">Nous nous intéressons ensuite au taux de personnes obtenant leurs diplômes. Nous n’avons trouvé pas trouvé d’informations à ce sujet, en revanche un indicateur recense les étudiants du secondaire admis au niveau supérieur. Pour compléter cette donnée, nous avons sélectionné un indicateur recensant la durée légale des études ainsi qu’un indicateur sur le nombre d’années que les étudiants peuvent espérer passer à l’école.</text:p>
      <text:p text:style-name="P9">Aucun données n’est présente concernant le revenu moyen par habitant. Nous avons en revanche accès à un indicateur sur le PIB par habitant. Nous compléterons cela par le groupe de revenus dont nous avons fait mention précédemment.</text:p>
      <text:p text:style-name="P9">Pour les données démographiques, nous retenons l’indicateur recensant la population des 15-24 ans qui est notre cible, lycéens et étudiants du supérieur. Nous sélectionnons également un indicateur sr le nombre d’élèves par professeur, qui peut donner des indices sur la qualité de l’enseignement.</text:p>
      <text:p text:style-name="P9">Enfin, nous conservons un indicateur sur le taux de chômage.</text:p>
      <text:p text:style-name="P9"/>
      <text:p text:style-name="P9">Fort de ces indicateurs et des constats effectués en court de tour, nous avons constitué un dataframe qui sera la base de notre étude. Nous y avons inclus pour chaque pays les informations sur la région et le groupe de revenus. Ici encore, nous avons constaté un manque flagrant de données. Nous avons donc supprimer les pays ne disposant de pas ou peu de données, so<text:span text:style-name="T7">it </text:span><text:span text:style-name="T8">14 pays, plus 11 pays ne </text:span><text:soft-page-break/><text:span text:style-name="T8">disposant pas d’informations sur la possessions d’un ordinateur et 6 ne disposant pas d’informations sur la population des 15-24 ans, variables primordiales vu notre cible.</text:span></text:p>
      <text:p text:style-name="P9"/>
      <text:p text:style-name="P10">Enfin, dans notre dataframe d’étude nous ne conservons que les 5 dernières années possédant des données et en faisons une moyenne.</text:p>
      <text:p text:style-name="P10"/>
      <text:p text:style-name="P10">A présent, détaillons les analyses effectuées. Premièrement, nous calculons les statistiques descriptives de tous les indicateurs, puis les statistiques par région et groupe de revenus, enfin les corrélations entre indicateurs et l’évolution de ceux-ci.<text:line-break/><text:line-break/><text:span text:style-name="T9">L’analyse des statistiques descriptives des différents indicateurs nous permet de dresser des constats intéressants : </text:span></text:p>
      <text:p text:style-name="P11">- <text:span text:style-name="T9">La majorité des pays sont faiblement dotés en ordinateurs, cependant la répartition de l’accès à internet est plus équilibrée. Cela semble indiquer que beaucoup n’utilisent pas d’ordinateurs pour accéder à internet mais probablement des smartphones, ou équivalents comme les tablettes par exemple. Cela sera à prendre en considération dans une analyse approfondie selon le besoin technologique nécessaire pour suivre les cours.</text:span></text:p>
      <text:p text:style-name="P11"><text:span text:style-name="T9">- Très peu de pays regroupent la majorité des richesses. Ces pays constitueront notre cible principale.</text:span></text:p>
      <text:p text:style-name="P11"><text:span text:style-name="T9">- La population des 15-24 ans est similaire dans la majorité des pays indiquant la présence d’étudiants partout dans le monde.</text:span></text:p>
      <text:p text:style-name="P11">- <text:span text:style-name="T9">80 % des étudiants entrent dans l’enseignement secondaire, alors que seulement 35 % entrent dans l’enseignement tertiaire. Les cours de niveau lycée sont donc probablement plus plébiscité.</text:span></text:p>
      <text:p text:style-name="P11"/>
      <text:p text:style-name="P13">Ensuite nous avons trié notre dataframe par région, en conservant, pour chacune des régions, la moyenne des valeurs moyenne à 5 ans. Cela nous a permis de trier notre dataframe de la valeur la plus haute à la plus basse et ainsi d’établir un classement des régions pour chacun des indicateurs. Ce classement nous a permis d’attribuer un score à chaque région selon son ordre d’apparition dans le classement. Chaque pays est ensuite noté selon le score obtenu par la région à laquelle il appartient.</text:p>
      <text:p text:style-name="P13">Le même travail a été effectué pour les groupes de revenus.</text:p>
      <text:p text:style-name="P12"/>
      <text:p text:style-name="P13">La phase suivante a consisté à étudier les relations entre les indicateurs jugés les plus pertinents afin de mettre en avant les pays se démarquant des autres. Ainsi nous avons confrontés les indicateurs suivants :</text:p>
      <text:p text:style-name="P13">- l’accès à internet comparé à la population des 15-24ans</text:p>
      <text:p text:style-name="P13">- le PIB comparé à la population des 15-24ans</text:p>
      <text:p text:style-name="P13">- le PIB comparé au nombre d’étudiants dans le secondaire</text:p>
      <text:p text:style-name="P13">- le PIB comparé au nombre d’étudiants dans le tertiaire</text:p>
      <text:p text:style-name="P13">- la population des 15-24ans comparé au taux de chômage</text:p>
      <text:p text:style-name="P13">- le PIB comparé à l’espérance de temps passé dans les études</text:p>
      <text:p text:style-name="P13">Pour ces six confrontations nous avons attribué un score aux pays figurant au dessus des moyennes constatées pour chacun des indicateurs. Notons ici que selon la répartition des données des différents indicateurs nous avons pu utiliser la valeur moyenne ou la valeur médiane afin d’avoir une représentation plus juste des pays sélectionnés.</text:p>
      <text:p text:style-name="P14">Par exemple, sur le premier graphique, l’accès à internet comparé à la population des 15-24ans, nous avons un accès à internet bien répartis, nous utilisons donc la moyenne, la population est en revanche très déséquilibrée, nous utilisons donc la médiane. <text:span text:style-name="T11">Cela revient donc à attribuer une note positive aux pays situés en haut à droite du graphique, au-delà des deux lignes représentées. </text:span>De même, sur ce second graphique, nous avons utilisé la médiane des deux indicateurs pour effectuer notre sélection.</text:p>
      <text:p text:style-name="P14"/>
      <text:p text:style-name="P14"><text:soft-page-break/>Enfin la dernière partie de notre analyse nous conduit à étudier l’évolution des indicateurs dans le temps. En effet, une décroissance des indicateurs indiquera un intérêt moindre pour le pays concerné. Nous nous servirons de cette analyse pour décrémenter le score des pays, aussi, nous nous concentrerons sur le top 20 des pays constitué précédemment. Pour mener à bien cette étude, nous avons calculé l’évolution des indicateurs par rapport à leur valeur en année 1. Les pays présentant une <text:span text:style-name="T10">évolution plus faible que la moyenne</text:span>, seront dépréciés. </text:p>
      <text:p text:style-name="P14">Pour cette partie de l’étude, nous n’étudierons une nouvelle fois pas la totalité des indicateurs, mais ceux jugés le plus pertinent, à savoir :</text:p>
      <text:p text:style-name="P14">- la population des 15-24ans</text:p>
      <text:p text:style-name="P14">- le PIB</text:p>
      <text:p text:style-name="P14">- le nombre d’étudiants dans le secondaire et le tertiaire</text:p>
      <text:p text:style-name="P14">- l’accès à internet</text:p>
      <text:p text:style-name="P15">Dans les graphiques d’exemples, tous les pays en dessous de la ligne de référence en bleu seront dépréciés.</text:p>
      <text:p text:style-name="P15"/>
      <text:p text:style-name="P15">La conclusion est que cette analyse nous a permis d’effectuer un classement des pays à fort potentiel d’attractivité. Ce jeu de données présente bien des informations qui pourront aider l’entreprise à prendre des décisions concernant le projet d’expansion. Voici quelques recommandations pour poursuivre une étude plus approfondie :</text:p>
      <text:p text:style-name="P15">- l’analyse a été menée sans une forte connaissance métier aussi l’appui d’un expert sera pertinent pour approfondir les sujets explorés. Par exemple, dans la sélection des indicateurs.</text:p>
      <text:p text:style-name="P15">- il serait utile de pondérer par importance les indicateurs utilisés <text:span text:style-name="T12">afin d’avoir une notation plus représentative.</text:span></text:p>
      <text:p text:style-name="P15">- <text:span text:style-name="T12">le jeu de données est un peu daté, des données plus récentes pourraient être plus fidèles aux statistiques actuelles des pays étudiés.</text:span></text:p>
      <text:p text:style-name="P14"/>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2T11:52:09.122860205</meta:creation-date>
    <dc:date>2024-10-22T15:40:50.756339481</dc:date>
    <meta:editing-duration>PT30M7S</meta:editing-duration>
    <meta:editing-cycles>4</meta:editing-cycles>
    <meta:generator>LibreOffice/24.2.6.2$Linux_X86_64 LibreOffice_project/8e9a753d9daaea75c34b417ba1bdf556bf2fc5b3</meta:generator>
    <meta:document-statistic meta:table-count="0" meta:image-count="0" meta:object-count="0" meta:page-count="4" meta:paragraph-count="55" meta:word-count="2036" meta:character-count="12993" meta:non-whitespace-character-count="11003"/>
  </office:meta>
</office:document-meta>
</file>